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2bf1a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48d124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49c85d" officeooo:paragraph-rsid="0049c85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48d124" officeooo:paragraph-rsid="0048d124"/>
    </style:style>
    <style:style style:name="P6" style:family="paragraph" style:parent-style-name="Standard">
      <style:paragraph-properties fo:text-align="start" style:justify-single-word="false"/>
      <style:text-properties officeooo:paragraph-rsid="004e3276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3276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3276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6399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6fc85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cd7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8" style:family="text">
      <style:text-properties officeooo:rsid="0048d124"/>
    </style:style>
    <style:style style:name="T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9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4">3</text:span><text:span text:style-name="T5">0</text:span><text:span text:style-name="T4">2</text:span><text:span text:style-name="T2"> - </text:span><text:span text:style-name="T3">Flight - </text:span><text:span text:style-name="T2">Navigation</text:span></text:p>
      <text:p text:style-name="P2"/>
      <text:p text:style-name="P1">Navigation <text:span text:style-name="T8">to NDB (Non-Directional Beacon)</text:span></text:p>
      <text:list xml:id="list1782661971" text:style-name="L1">
        <text:list-item>
          <text:p text:style-name="P3">Find a beacon on the map, looks like a little sunburst with a frequency in kHz beside it and two letters.</text:p>
        </text:list-item>
      </text:list>
      <text:list text:style-name="L2">
        <text:list-item>
          <text:list>
            <text:list-item>
              <text:p text:style-name="P4"><text:span text:style-name="T7">I</text:span><text:span text:style-name="T6">f the map icon has little "ears" around it, the NDB doubles as an inner or outer marker for an airfield.</text:span></text:p>
            </text:list-item>
          </text:list>
        </text:list-item>
      </text:list>
      <text:list xml:id="list140727277797912" text:continue-list="list1782661971" text:style-name="L1">
        <text:list-item>
          <text:p text:style-name="P5"><text:span text:style-name="T6">Tune the </text:span><text:span text:style-name="T1">ARN-6</text:span><text:span text:style-name="T6"> radio system to the frequency (right console, aft of regular radio):</text:span></text:p>
          <text:list>
            <text:list-item>
              <text:p text:style-name="P3">Set knob to COMP.</text:p>
            </text:list-item>
            <text:list-item>
              <text:p text:style-name="P3">Set frequency band selector to the one covering the frequency of the NDB.</text:p>
            </text:list-item>
            <text:list-item>
              <text:p text:style-name="P3">Turn the tuning crank to the correct frequency. <text:s/>Watch the signal strength needle at the top.</text:p>
            </text:list-item>
            <text:list-item>
              <text:p text:style-name="P3">Listen for the correct Morse code of the two letters associated with the NDB (see kneeboard page 002 for Morse code).</text:p>
            </text:list-item>
          </text:list>
        </text:list-item>
        <text:list-item>
          <text:p text:style-name="P5"><text:span text:style-name="T1">Radio Compass</text:span><text:span text:style-name="T6"> instrument (lower left of instrument panel, this is </text:span><text:span text:style-name="T1">not</text:span><text:span text:style-name="T6"> your regular compass in the center) shows relative bearing to NDB. <text:s/>When the needle is pointing straight up, you're flying directly at the ND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7:25.240000000</dc:date>
    <meta:editing-duration>PT9H39M14S</meta:editing-duration>
    <meta:editing-cycles>5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6" meta:word-count="181" meta:character-count="954" meta:non-whitespace-character-count="795"/>
  </office:meta>
</office:document-meta>
</file>